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size="12pt" fo:language="fr" fo:country="FR" officeooo:rsid="00131e27" officeooo:paragraph-rsid="00131e27" style:font-size-asian="12pt" style:font-size-complex="12pt"/>
    </style:style>
    <style:style style:name="P2" style:family="paragraph" style:parent-style-name="Title">
      <style:text-properties fo:language="fr" fo:country="FR"/>
    </style:style>
    <style:style style:name="P3" style:family="paragraph" style:parent-style-name="Text_20_body">
      <style:text-properties fo:font-size="14pt" officeooo:paragraph-rsid="002388a7" style:font-size-asian="14pt" style:font-size-complex="14pt"/>
    </style:style>
    <style:style style:name="P4" style:family="paragraph" style:parent-style-name="Text_20_body">
      <style:text-properties fo:font-size="14pt" officeooo:rsid="002388a7" officeooo:paragraph-rsid="002388a7" style:font-size-asian="14pt" style:font-size-complex="14pt"/>
    </style:style>
    <style:style style:name="P5" style:family="paragraph" style:parent-style-name="Text_20_body">
      <style:text-properties fo:font-size="14pt" fo:language="fr" fo:country="FR" officeooo:rsid="00131e27" officeooo:paragraph-rsid="00131e27" style:font-size-asian="14pt" style:font-size-complex="14pt"/>
    </style:style>
    <style:style style:name="P6" style:family="paragraph" style:parent-style-name="Heading_20_2">
      <style:text-properties fo:font-size="14pt" style:font-size-asian="14pt" style:font-size-complex="14pt"/>
    </style:style>
    <style:style style:name="P7" style:family="paragraph" style:parent-style-name="Heading_20_2">
      <style:text-properties officeooo:paragraph-rsid="002dc6ed"/>
    </style:style>
    <style:style style:name="P8" style:family="paragraph" style:parent-style-name="Text_20_body">
      <style:text-properties fo:font-size="14pt" fo:language="fr" fo:country="FR" officeooo:rsid="00131e27" officeooo:paragraph-rsid="0033045c" style:font-size-asian="14pt" style:font-size-complex="14pt"/>
    </style:style>
    <style:style style:name="P9" style:family="paragraph" style:parent-style-name="Text_20_body">
      <style:text-properties fo:font-size="14pt" fo:language="fr" fo:country="FR" officeooo:rsid="00131e27" officeooo:paragraph-rsid="00358771" style:font-size-asian="14pt" style:font-size-complex="14pt"/>
    </style:style>
    <style:style style:name="T1" style:family="text">
      <style:text-properties officeooo:rsid="00142f70"/>
    </style:style>
    <style:style style:name="T2" style:family="text">
      <style:text-properties officeooo:rsid="001f8136"/>
    </style:style>
    <style:style style:name="T3" style:family="text">
      <style:text-properties officeooo:rsid="002388a7"/>
    </style:style>
    <style:style style:name="T4" style:family="text">
      <style:text-properties officeooo:rsid="0025451d"/>
    </style:style>
    <style:style style:name="T5" style:family="text">
      <style:text-properties officeooo:rsid="00262618"/>
    </style:style>
    <style:style style:name="T6" style:family="text">
      <style:text-properties officeooo:rsid="00294572"/>
    </style:style>
    <style:style style:name="T7" style:family="text">
      <style:text-properties officeooo:rsid="00298cad"/>
    </style:style>
    <style:style style:name="T8" style:family="text">
      <style:text-properties officeooo:rsid="002b45ed"/>
    </style:style>
    <style:style style:name="T9" style:family="text">
      <style:text-properties officeooo:rsid="002dc6ed"/>
    </style:style>
    <style:style style:name="T10" style:family="text">
      <style:text-properties fo:font-size="14pt" style:font-size-asian="14pt" style:font-size-complex="14pt"/>
    </style:style>
    <style:style style:name="T11" style:family="text">
      <style:text-properties fo:font-size="14pt" officeooo:rsid="00142f70" style:font-size-asian="14pt" style:font-size-complex="14pt"/>
    </style:style>
    <style:style style:name="T12" style:family="text">
      <style:text-properties officeooo:rsid="0033045c"/>
    </style:style>
    <style:style style:name="T13" style:family="text">
      <style:text-properties officeooo:rsid="0034081c"/>
    </style:style>
    <style:style style:name="T14" style:family="text">
      <style:text-properties officeooo:rsid="00358771"/>
    </style:style>
    <style:style style:name="T15" style:family="text">
      <style:text-properties officeooo:rsid="00370a95"/>
    </style:style>
    <style:style style:name="T16" style:family="text">
      <style:text-properties officeooo:rsid="0037b948"/>
    </style:style>
    <style:style style:name="T17" style:family="text">
      <style:text-properties officeooo:rsid="003881d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ésentation orale Gargantua</text:p>
      <text:h text:style-name="Heading_20_2" text:outline-level="2">Introduction</text:h>
      <text:p text:style-name="P8">Je vais vous présenter l’oeuvre de Gargantua de Rabelais et j’ai <text:span text:style-name="T2">plus particulièrement </text:span>axé ma r<text:span text:style-name="T1">é</text:span>fl<text:span text:style-name="T1">ex</text:span>ion sur Thubal Holoferne et son enseignement. <text:span text:style-name="T2">Dans un premier temps je présenterai le personnage de Thubal Holoferne et sa place dans l’oeuvre, puis je parlerai des passages dans lequels il apparaît et enfin </text:span><text:span text:style-name="T13">d</text:span><text:span text:style-name="T6">es raisons qui m’ont poussés à le choisir.</text:span></text:p>
      <text:h text:style-name="Heading_20_2" text:outline-level="2">1) Qui <text:s/>est Thubal Holoferne et où se situe t’il dans l’oeuvre ?</text:h>
      <text:p text:style-name="P1"><text:span text:style-name="T10">Thubal Holoferne est le premier précepteur de Gargantua, il est la représentation des théologiens de la Sorbonne dont l’enseignement scolastique est critiqué par Rabelais tout au long de l’oeuvre. En effet Thubal Holoferne veut dire confusion en </text:span><text:span text:style-name="T11">H</text:span><text:span text:style-name="T10">ebreu, adjectif rabaissant et nous laissant imaginer la qualité de son enseignement qui s’annonce déjà moindre. Il apparaît dans le chapitre 13 pendant l’éducation de Gargantua</text:span>. </text:p>
      <text:h text:style-name="P6" text:outline-level="2">2) Quels sont les moments forts de Thubal Holoferne ?</text:h>
      <text:p text:style-name="P9">La première partie de l’éducation de Gargantua est dédiée à la critique des sophistes incar<text:span text:style-name="T14">rn</text:span>é par Thubal Holoferne et après sa mort, Jobelin Bridé, le deuxième préc<text:span text:style-name="T1">e</text:span>pteur sophiste de Gargantua dont le nom d’ai<text:span text:style-name="T1">l</text:span>leurs est également rabaissant. Thubal Holoferne est appel<text:span text:style-name="T1">é</text:span> « grand sophiste » qui vise à le rabaisser car un grand homme s’il est vraiment grand n’a pas besoin d’être appelé ainsi, ce qui montre qu’il est un imposteur. De plus, son enseignement se montrera long, fastidieux mais surtout inutile pour Gargantua qui passera des dizaines d’année à apprendre son alphabet et les lettres gothiques <text:span text:style-name="T12">pour finalement encore compter sur ses doigts, on remarquera dans ce passage </text:span><text:span text:style-name="T14">l’emploi du</text:span><text:span text:style-name="T12"> rire de démesure.</text:span> Le supplice de cet enseignement est mis en valeur par Rabelais qui le présente notamment avec Gargantua portant son encrier géant tenu par de lourdes chaînes <text:span text:style-name="T12">qui symbolise une forme de condamnation </text:span><text:span text:style-name="T14">à cet enseignement </text:span><text:span text:style-name="T15">comme atlas sur sa montagne</text:span>. Ce supplice durera jusqu’à la mort de Thubal dont l’év<text:span text:style-name="T1">é</text:span>nement tourné en dérision tient sur une ligne avec un rire sarcastique de la part de Rabelais qui <text:span text:style-name="T1">é</text:span>crira <text:s/>« laquelle survint en 1420 d’une vérole qui lui vint ». Cette rime conclu la vie de Thubal comme une simple blague tant il a été inutile <text:span text:style-name="T6">si bien </text:span>dans son enseignement que dans sa présence elle même dan<text:span text:style-name="T6">s</text:span> l’histoire.</text:p>
      <text:p text:style-name="P5"><text:soft-page-break/>Malheureusement après lui, lui succ<text:span text:style-name="T6">é</text:span>dera Jobelin Bridé qui retiendra Gargantua pendant quelques années encore. </text:p>
      <text:h text:style-name="P7" text:outline-level="2"><text:span text:style-name="T9">3) </text:span>Pourquoi Thubal ?</text:h>
      <text:p text:style-name="P3"><text:span text:style-name="T3">J’ai choisit </text:span><text:span text:style-name="T4">de vous présenter ce personnage</text:span><text:span text:style-name="T3"> parce qu’il représente </text:span><text:span text:style-name="T8">à mon goût </text:span><text:span text:style-name="T3">le sujet de critique principal</text:span><text:span text:style-name="T17">e</text:span><text:span text:style-name="T3"> de Rabelais, à savoir l’éducation scolastique vieillotte </text:span><text:span text:style-name="T4">incarnée par Thubal</text:span><text:span text:style-name="T3"> qui s’oppose à </text:span><text:span text:style-name="T7">la nouvelle </text:span><text:span text:style-name="T3">éducation humaniste que Rabelais soutient. En effet, </text:span><text:span text:style-name="T7">dans le livre, </text:span><text:span text:style-name="T3">la critique de Rabelais qui s’étend </text:span><text:span text:style-name="T4">à</text:span><text:span text:style-name="T3"> plusieurs branches de la sociét</text:span><text:span text:style-name="T4">é converge en fait vers un seul endroit qui est l’éducation de l’esprit puisqu’un esprit bien guidé e</text:span><text:span text:style-name="T5">s</text:span><text:span text:style-name="T4">t un esprit en bonne santé. </text:span><text:span text:style-name="T6">C</text:span><text:span text:style-name="T5">e qui n’étais pas le cas des personnages comme Picrochole où encore Janotus <text:s/>de Bragmardo. On comprend alors au fil de la lecture que si ces personnages avaient reçus une meilleure éducation, l’histoire airait été différente et de nombreux problèmes auraient </text:span><text:span text:style-name="T16">ainsi </text:span><text:span text:style-name="T5">pus êtres évités. L’éducation est donc le pilier fondamental dont ont besoin les hommes pour ne pas sombrer dans la folie. </text:span><text:span text:style-name="T6">L</text:span><text:span text:style-name="T5">e fait que Rabelais tourne en dérision les sophistes n’est donc pas qu’une simple critique mais bien un acte visant à montrer au monde un chemin meilleur </text:span><text:span text:style-name="T6">guidé par la connaissance et la sagesse héritée des penseurs grecs, </text:span><text:span text:style-name="T7">chemin qu’on nomme plus communément l’humanisme</text:span><text:span text:style-name="T5">, </text:span><text:span text:style-name="T8">contrairement au chemin de l’ignorance, du conformisme et de l’exhibition de ses connaissances pour ce donner en spectacle</text:span><text:span text:style-name="T5"> </text:span><text:span text:style-name="T8">du sophisme. C</text:span><text:span text:style-name="T5">e qui nous ramène au parcours associé du rire et savoir </text:span><text:span text:style-name="T8">mais également à notre monde actuel dans lequel cette thèse est toujours débatue</text:span><text:span text:style-name="T5">.</text:span></text:p>
      <text:p text:style-name="P4"/>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2dc6ed"/>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1"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24T18:54:12.068000000</meta:creation-date>
    <meta:generator>LibreOffice/7.2.4.1$Windows_X86_64 LibreOffice_project/27d75539669ac387bb498e35313b970b7fe9c4f9</meta:generator>
    <dc:date>2024-03-26T19:56:45.290000000</dc:date>
    <meta:editing-duration>PT1H39M50S</meta:editing-duration>
    <meta:editing-cycles>16</meta:editing-cycles>
    <meta:document-statistic meta:table-count="0" meta:image-count="0" meta:object-count="0" meta:page-count="2" meta:paragraph-count="10" meta:word-count="615" meta:character-count="3814" meta:non-whitespace-character-count="3204"/>
  </office:meta>
</office:document-meta>
</file>